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2472in"/>
    </style:style>
    <style:style style:name="Table2.F" style:family="table-column">
      <style:table-column-properties style:column-width="2.047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2" style:family="paragraph" style:parent-style-name="Standard">
      <style:paragraph-properties fo:line-height="115%" fo:orphans="0" fo:widows="0"/>
      <style:text-properties style:font-name="Calibri1" fo:font-size="7pt" officeooo:rsid="0028243e" officeooo:paragraph-rsid="0028243e" style:font-size-asian="7pt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29a02c" officeooo:paragraph-rsid="0029a02c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282248" officeooo:paragraph-rsid="00282248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27f571" officeooo:paragraph-rsid="0027f571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9" style:family="paragraph" style:parent-style-name="Standard">
      <style:text-properties style:font-name="Calibri1"/>
    </style:style>
    <style:style style:name="P10" style:family="paragraph" style:parent-style-name="Standard">
      <style:text-properties style:font-name="Calibri1" fo:font-size="9pt" style:font-size-asian="9pt" style:font-size-complex="9pt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text-properties style:font-name="Calibri1" officeooo:rsid="0028243e" officeooo:paragraph-rsid="0028243e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8243e" style:font-size-asian="7pt" style:font-size-complex="7pt"/>
    </style:style>
    <style:style style:name="P16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243e" officeooo:paragraph-rsid="0028243e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ac3d" officeooo:paragraph-rsid="0029ac3d" style:font-size-asian="7pt" style:font-size-complex="7pt"/>
    </style:style>
    <style:style style:name="P19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a02c" officeooo:paragraph-rsid="0029a02c" style:font-size-asian="7pt" style:font-size-complex="7pt"/>
    </style:style>
    <style:style style:name="P20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2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35ab" officeooo:paragraph-rsid="0029a02c" style:font-size-asian="7pt" style:font-size-complex="7pt"/>
    </style:style>
    <style:style style:name="P22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23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paragraph-rsid="00282248" style:font-size-asian="7pt" style:font-size-complex="7pt"/>
    </style:style>
    <style:style style:name="P2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6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8243e" officeooo:paragraph-rsid="0028243e" style:font-size-asian="7pt" style:font-size-complex="7pt"/>
    </style:style>
    <style:style style:name="P27" style:family="paragraph" style:parent-style-name="Standard" style:list-style-name="WWNum12">
      <style:paragraph-properties fo:margin-top="0in" fo:margin-bottom="0in" style:contextual-spacing="false" fo:line-height="115%" fo:orphans="0" fo:widows="0"/>
      <style:text-properties style:font-name="Calibri1" fo:font-size="7pt" officeooo:rsid="0028243e" officeooo:paragraph-rsid="0028243e" style:font-size-asian="7pt" style:font-size-complex="7pt"/>
    </style:style>
    <style:style style:name="P2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243e" officeooo:paragraph-rsid="0028243e" style:font-size-asian="7pt" style:font-size-complex="7pt"/>
    </style:style>
    <style:style style:name="P2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7f571" officeooo:paragraph-rsid="0027f571" style:font-size-asian="7pt" style:font-size-complex="7pt"/>
    </style:style>
    <style:style style:name="P30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9a02c" officeooo:paragraph-rsid="0029a02c" style:font-size-asian="7pt" style:font-size-complex="7pt"/>
    </style:style>
    <style:style style:name="P3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9a02c" officeooo:paragraph-rsid="0029a02c" style:font-size-asian="7pt" style:font-size-complex="7pt"/>
    </style:style>
    <style:style style:name="P32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8243e" style:font-size-asian="7pt" style:font-size-complex="7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Zombie Abilities</text:p>
      <text:p text:style-name="P10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>Strike</text:p>
          </table:table-cell>
          <table:table-cell table:style-name="Table1.A1" office:value-type="string">
            <text:p text:style-name="P11">Block</text:p>
          </table:table-cell>
          <table:table-cell table:style-name="Table1.A1" office:value-type="string">
            <text:p text:style-name="P11">Shoot</text:p>
          </table:table-cell>
          <table:table-cell table:style-name="Table1.A1" office:value-type="string">
            <text:p text:style-name="P11">Dodge</text:p>
          </table:table-cell>
          <table:table-cell table:style-name="Table1.A1" office:value-type="string">
            <text:p text:style-name="P11">Zap</text:p>
          </table:table-cell>
        </table:table-row>
        <table:table-row table:style-name="Table1.1">
          <table:table-cell table:style-name="Table1.A1" office:value-type="string">
            <text:p text:style-name="P11">Undead</text:p>
          </table:table-cell>
          <table:table-cell table:style-name="Table1.A1" office:value-type="string">
            <text:p text:style-name="P11">MS+3</text:p>
          </table:table-cell>
          <table:table-cell table:style-name="Table1.A1" office:value-type="string">
            <text:p text:style-name="P11">MT+3</text:p>
          </table:table-cell>
          <table:table-cell table:style-name="Table1.A1" office:value-type="string">
            <text:p text:style-name="P11">RS+2</text:p>
          </table:table-cell>
          <table:table-cell table:style-name="Table1.A1" office:value-type="string">
            <text:p text:style-name="P11">RS+2</text:p>
          </table:table-cell>
          <table:table-cell table:style-name="Table1.A1" office:value-type="string">
            <text:p text:style-name="P11">PT+0</text:p>
          </table:table-cell>
        </table:table-row>
      </table:table>
      <text:p text:style-name="P9"/>
      <text:p text:style-name="P10">Special Mechanics</text:p>
      <text:p text:style-name="P10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7">Name</text:p>
          </table:table-cell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Cost</text:p>
          </table:table-cell>
          <table:table-cell table:style-name="Table2.A1" office:value-type="string">
            <text:p text:style-name="P7">Burn</text:p>
          </table:table-cell>
          <table:table-cell table:style-name="Table2.A1" office:value-type="string">
            <text:p text:style-name="P8">Effects</text:p>
          </table:table-cell>
          <table:table-cell table:style-name="Table2.A1" office:value-type="string">
            <text:p text:style-name="P7">Enhancements</text:p>
          </table:table-cell>
        </table:table-row>
        <table:table-row table:style-name="Table2.1">
          <table:table-cell table:style-name="Table2.A1" office:value-type="string">
            <text:p text:style-name="P5">Avoid Killing Blow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list xml:id="list3372633602" text:style-name="WWNum2">
              <text:list-item>
                <text:p text:style-name="P23">Once per fight, when an attack would normally defeat you, you may spend one energy to avoid the attack and take no damage</text:p>
              </text:list-item>
            </text:list>
          </table:table-cell>
          <table:table-cell table:style-name="Table2.A1" office:value-type="string">
            <text:list xml:id="list2247094729" text:style-name="WWNum1">
              <text:list-item>
                <text:p text:style-name="P14">Uses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Bleeder</text:p>
          </table:table-cell>
          <table:table-cell table:style-name="Table2.A1" office:value-type="string">
            <text:p text:style-name="P2">Trait</text:p>
          </table:table-cell>
          <table:table-cell table:style-name="Table2.A1" office:value-type="string">
            <text:p text:style-name="P2">10</text:p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list xml:id="list155908108577367" text:continue-numbering="true" text:style-name="WWNum1">
              <text:list-item>
                <text:p text:style-name="P26">Bleeder (2)</text:p>
              </text:list-item>
            </text:list>
          </table:table-cell>
          <table:table-cell table:style-name="Table2.A1" office:value-type="string">
            <text:list xml:id="list155909123545286" text:continue-numbering="true" text:style-name="WWNum1">
              <text:list-item>
                <text:p text:style-name="P22"><text:span text:style-name="T1">Bleed</text:span><text:span text:style-name="T2">er</text:span><text:span text:style-name="T1"> +1 / x3 / --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Brain Dead</text:p>
          </table:table-cell>
          <table:table-cell table:style-name="Table2.A1" office:value-type="string">
            <text:p text:style-name="P2">Armor, Inherent</text:p>
          </table:table-cell>
          <table:table-cell table:style-name="Table2.A1" office:value-type="string">
            <text:p text:style-name="P2">20</text:p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list text:continue-list="list155909123545286" text:style-name="WWNum12">
              <text:list-item>
                <text:p text:style-name="P27">Armor (0/0/3)</text:p>
              </text:list-item>
              <text:list-item>
                <text:p text:style-name="P27">Saves (1) (Mental)</text:p>
              </text:list-item>
            </text:list>
          </table:table-cell>
          <table:table-cell table:style-name="Table2.A1" office:value-type="string">
            <text:list xml:id="list155909995190586" text:continue-list="list155908221895310" text:style-name="WWNum1">
              <text:list-item>
                <text:p text:style-name="P14">Armor / x3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Can’t Feel Pain</text:p>
          </table:table-cell>
          <table:table-cell table:style-name="Table2.A1" office:value-type="string">
            <text:p text:style-name="P2">Armor, Inherent</text:p>
          </table:table-cell>
          <table:table-cell table:style-name="Table2.A1" office:value-type="string">
            <text:p text:style-name="P2">20</text:p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list xml:id="list155909683234232" text:continue-numbering="true" text:style-name="WWNum1">
              <text:list-item>
                <text:p text:style-name="P26">Armor (3/3/0)</text:p>
              </text:list-item>
            </text:list>
          </table:table-cell>
          <table:table-cell table:style-name="Table2.A1" office:value-type="string">
            <text:list xml:id="list155909091056171" text:continue-numbering="true" text:style-name="WWNum1">
              <text:list-item>
                <text:p text:style-name="P17">Armor / x3 / -- / 10P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P2">Consume</text:p>
          </table:table-cell>
          <table:table-cell table:style-name="Table2.A6" office:value-type="string">
            <text:p text:style-name="P2">Buff, Toggle</text:p>
          </table:table-cell>
          <table:table-cell table:style-name="Table2.A6" office:value-type="string">
            <text:p text:style-name="P2">20</text:p>
          </table:table-cell>
          <table:table-cell table:style-name="Table2.A6" office:value-type="string">
            <text:p text:style-name="P2">1</text:p>
          </table:table-cell>
          <table:table-cell table:style-name="Table2.A6" office:value-type="string">
            <text:list xml:id="list155909364445590" text:continue-numbering="true" text:style-name="WWNum1">
              <text:list-item>
                <text:p text:style-name="P26">You gain Heal (1) for each adjacent <text:span text:style-name="T3">Bleeding</text:span><text:span text:style-name="T4"> enemy</text:span></text:p>
              </text:list-item>
            </text:list>
          </table:table-cell>
          <table:table-cell table:style-name="Table2.A6" office:value-type="string">
            <text:list xml:id="list155908283191847" text:continue-numbering="true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Dirty Claws</text:p>
          </table:table-cell>
          <table:table-cell table:style-name="Table2.A1" office:value-type="string">
            <text:p text:style-name="P2">Adder, Melee</text:p>
          </table:table-cell>
          <table:table-cell table:style-name="Table2.A1" office:value-type="string">
            <text:p text:style-name="P2">20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list xml:id="list155910116284321" text:continue-list="list3372633602" text:style-name="WWNum2">
              <text:list-item>
                <text:p text:style-name="P28">Impair (1) (Toughness)</text:p>
              </text:list-item>
            </text:list>
          </table:table-cell>
          <table:table-cell table:style-name="Table2.A1" office:value-type="string">
            <text:list xml:id="list155908658902564" text:continue-list="list155908283191847" text:style-name="WWNum1">
              <text:list-item>
                <text:p text:style-name="P15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Festering Wounds</text:p>
          </table:table-cell>
          <table:table-cell table:style-name="Table2.A1" office:value-type="string">
            <text:p text:style-name="P2">Adder, Melee</text:p>
          </table:table-cell>
          <table:table-cell table:style-name="Table2.A1" office:value-type="string">
            <text:p text:style-name="P2">20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list xml:id="list155908615030503" text:continue-numbering="true" text:style-name="WWNum1">
              <text:list-item>
                <text:p text:style-name="P26">If your attack inflicts Bleed, Impair, or Wound then it also inflicts Festering</text:p>
              </text:list-item>
            </text:list>
          </table:table-cell>
          <table:table-cell table:style-name="Table2.A1" office:value-type="string">
            <text:list xml:id="list155908360258962" text:continue-numbering="true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Go for the Throat</text:p>
          </table:table-cell>
          <table:table-cell table:style-name="Table2.A1" office:value-type="string">
            <text:p text:style-name="P1">Adder, Melee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3</text:p>
          </table:table-cell>
          <table:table-cell table:style-name="Table2.A1" office:value-type="string">
            <text:list xml:id="list155910017409573" text:continue-numbering="true" text:style-name="WWNum1">
              <text:list-item>
                <text:p text:style-name="P25">Damage (1d8) (Physical, Bite)</text:p>
              </text:list-item>
              <text:list-item>
                <text:p text:style-name="P25">Pierce (4)</text:p>
              </text:list-item>
              <text:list-item>
                <text:p text:style-name="P25">Can only be used against Prone, Dazed, Stunned opponents</text:p>
              </text:list-item>
            </text:list>
          </table:table-cell>
          <table:table-cell table:style-name="Table2.A1" office:value-type="string">
            <text:list xml:id="list155908364381280" text:continue-numbering="true" text:style-name="WWNum1">
              <text:list-item>
                <text:p text:style-name="P14">Easy Target – Can use against restrained, slowed, and snared opponents / x1 / +0B / 10P</text:p>
              </text:list-item>
              <text:list-item>
                <text:p text:style-name="P14">Pierce +1 / x3 / +0B / 10P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P1">Improved Charge</text:p>
          </table:table-cell>
          <table:table-cell table:style-name="Table2.A6" office:value-type="string">
            <text:p text:style-name="P1">Trait</text:p>
          </table:table-cell>
          <table:table-cell table:style-name="Table2.A6" office:value-type="string">
            <text:p text:style-name="P1">10</text:p>
          </table:table-cell>
          <table:table-cell table:style-name="Table2.A6" office:value-type="string">
            <text:p text:style-name="P1">0</text:p>
          </table:table-cell>
          <table:table-cell table:style-name="Table2.A6" office:value-type="string">
            <text:list xml:id="list155908414961551" text:continue-list="list155910116284321" text:style-name="WWNum2">
              <text:list-item>
                <text:p text:style-name="P24">You take no attack or defense penalties when you charge an opponent</text:p>
              </text:list-item>
            </text:list>
          </table:table-cell>
          <table:table-cell table:style-name="Table2.A6" office:value-type="string">
            <text:list xml:id="list155909301941479" text:continue-numbering="true" text:style-name="WWNum2">
              <text:list-item>
                <text:p text:style-name="P16">Impact – Charging adds +1 damage/die / x1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Rend and Bite</text:p>
          </table:table-cell>
          <table:table-cell table:style-name="Table2.A1" office:value-type="string">
            <text:p text:style-name="P2">Attack, Melee, One Target</text:p>
          </table:table-cell>
          <table:table-cell table:style-name="Table2.A1" office:value-type="string">
            <text:p text:style-name="P2">20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list xml:id="list155909492432131" text:continue-list="list155908364381280" text:style-name="WWNum1">
              <text:list-item>
                <text:p text:style-name="P26">Damage (2d8 + MUS) (Physical, Slash)</text:p>
              </text:list-item>
              <text:list-item>
                <text:p text:style-name="P26">Bleeder (3)</text:p>
              </text:list-item>
            </text:list>
          </table:table-cell>
          <table:table-cell table:style-name="Table2.A1" office:value-type="string">
            <text:list xml:id="list155909999704359" text:continue-list="list155909301941479" text:style-name="WWNum2">
              <text:list-item>
                <text:p text:style-name="P16">Accuracy +2 / x2 / +0B / 10P</text:p>
              </text:list-item>
              <text:list-item>
                <text:p text:style-name="P16">Burn -1 / x3 / -- / 10P</text:p>
              </text:list-item>
              <text:list-item>
                <text:p text:style-name="P16">Dmg Die / x3 / +1B / 20P</text:p>
              </text:list-item>
              <text:list-item>
                <text:p text:style-name="P16">Dmg Die / x3 / -2A / 20P</text:p>
              </text:list-item>
              <text:list-item>
                <text:p text:style-name="P16">Pierc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Revenant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list xml:id="list155908140181434" text:continue-list="list155909492432131" text:style-name="WWNum1">
              <text:list-item>
                <text:p text:style-name="P25">When you are defeated, you may spend 1 energy to keep fighting for one more round</text:p>
              </text:list-item>
              <text:list-item>
                <text:p text:style-name="P25">Each round, you may spend energy to fight on</text:p>
              </text:list-item>
              <text:list-item>
                <text:p text:style-name="P29">While you are defeated, you lose an energy each time you take enough damage to do an impact result, but you ignore the impact result</text:p>
              </text:list-item>
            </text:list>
          </table:table-cell>
          <table:table-cell table:style-name="Table2.A1" office:value-type="string">
            <text:list xml:id="list155910101415194" text:continue-numbering="true" text:style-name="WWNum1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Sense Life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55909232929943" text:continue-numbering="true" text:style-name="WWNum1">
              <text:list-item>
                <text:p text:style-name="P30">Targeting Sense (Living Creatures) (10)</text:p>
              </text:list-item>
            </text:list>
          </table:table-cell>
          <table:table-cell table:style-name="Table2.A1" office:value-type="string">
            <text:list xml:id="list155909794557096" text:continue-numbering="true" text:style-name="WWNum1">
              <text:list-item>
                <text:p text:style-name="P19">Range x2 / x5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Strength of the Grave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55910122503890" text:continue-numbering="true" text:style-name="WWNum1">
              <text:list-item>
                <text:p text:style-name="P30">Muscle (2)</text:p>
              </text:list-item>
              <text:list-item>
                <text:p text:style-name="P30">Toughness (2)</text:p>
              </text:list-item>
            </text:list>
          </table:table-cell>
          <table:table-cell table:style-name="Table2.A1" office:value-type="string">
            <text:list xml:id="list155908108832342" text:continue-numbering="true" text:style-name="WWNum1">
              <text:list-item>
                <text:p text:style-name="P1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Strong Jaw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list xml:id="list155909071483921" text:continue-list="list155909999704359" text:style-name="WWNum2">
              <text:list-item>
                <text:p text:style-name="P32">Once per battle, when hit by an attack (but before damage is rolled), you can spend an energy to ignore the effects of the attack</text:p>
              </text:list-item>
            </text:list>
          </table:table-cell>
          <table:table-cell table:style-name="Table2.A1" office:value-type="string">
            <text:list xml:id="list155908411284581" text:continue-list="list155908108832342" text:style-name="WWNum1">
              <text:list-item>
                <text:p text:style-name="P20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Undead Physiology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55909101543576" text:continue-list="list155909071483921" text:style-name="WWNum2">
              <text:list-item>
                <text:p text:style-name="P31">Resist Daze (1)</text:p>
              </text:list-item>
              <text:list-item>
                <text:p text:style-name="P31">Resist Fear (1)</text:p>
              </text:list-item>
              <text:list-item>
                <text:p text:style-name="P31">Resist Stun (1)</text:p>
              </text:list-item>
            </text:list>
          </table:table-cell>
          <table:table-cell table:style-name="Table2.A1" office:value-type="string">
            <text:list xml:id="list155909478766454" text:continue-list="list155908411284581" text:style-name="WWNum1">
              <text:list-item>
                <text:p text:style-name="P21">Resist +1 / x2 / +0B / 20P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3">Zombie Run</text:p>
          </table:table-cell>
          <table:table-cell table:style-name="Table2.A1" office:value-type="string">
            <text:p text:style-name="P3">Movemen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list xml:id="list155909025779849" text:continue-numbering="true" text:style-name="WWNum1">
              <text:list-item>
                <text:p text:style-name="P30">Run (10)</text:p>
              </text:list-item>
              <text:list-item>
                <text:p text:style-name="P30">Overland (3)</text:p>
              </text:list-item>
            </text:list>
          </table:table-cell>
          <table:table-cell table:style-name="Table2.A1" office:value-type="string">
            <text:list xml:id="list155909179538233" text:continue-numbering="true" text:style-name="WWNum1">
              <text:list-item>
                <text:p text:style-name="P14">Burn -1 / x3 / +0B / 10P<text:bookmark text:name="_GoBack"/></text:p>
              </text:list-item>
              <text:list-item>
                <text:p text:style-name="P14">Move / x3 / +1B / 10P</text:p>
              </text:list-item>
              <text:list-item>
                <text:p text:style-name="P14">Overland +1 / x3 / +0B / 10P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>
      <style:text-properties fo:font-size="7pt" style:font-size-asian="6.09999990463257pt" style:font-size-complex="7pt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2</meta:editing-cycles>
    <meta:creation-date>2022-06-06T19:36:00</meta:creation-date>
    <dc:date>2022-12-10T15:59:07.908000000</dc:date>
    <meta:editing-duration>PT5H55M23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34" meta:word-count="513" meta:character-count="2199" meta:non-whitespace-character-count="1867"/>
    <meta:user-defined meta:name="AppVersion">16.0000</meta:user-defined>
    <meta:template xlink:type="simple" xlink:actuate="onRequest" xlink:title="Normal.dotm" xlink:href=""/>
  </office:meta>
</office:document-meta>
</file>